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ff3" officeooo:paragraph-rsid="0006a1f1"/>
    </style:style>
    <style:style style:name="P2" style:family="paragraph" style:parent-style-name="Standard">
      <style:text-properties style:text-underline-style="solid" style:text-underline-width="auto" style:text-underline-color="font-color" officeooo:rsid="000e9ff3" officeooo:paragraph-rsid="0006a1f1"/>
    </style:style>
    <style:style style:name="P3" style:family="paragraph" style:parent-style-name="Standard">
      <style:text-properties officeooo:rsid="000970ea" officeooo:paragraph-rsid="000970ea"/>
    </style:style>
    <style:style style:name="T1" style:family="text">
      <style:text-properties fo:font-style="italic" officeooo:rsid="0007c6dd" style:font-style-asian="italic" style:font-style-complex="italic"/>
    </style:style>
    <style:style style:name="T2" style:family="text">
      <style:text-properties fo:language="fr" fo:country="CA"/>
    </style:style>
    <style:style style:name="T3" style:family="text">
      <style:text-properties fo:language="fr" fo:country="CA" style:text-underline-style="none"/>
    </style:style>
    <style:style style:name="T4" style:family="text">
      <style:text-properties fo:language="en" fo:country="US" officeooo:rsid="000ebdbe"/>
    </style:style>
    <style:style style:name="T5" style:family="text">
      <style:text-properties officeooo:rsid="0007c6dd"/>
    </style:style>
    <style:style style:name="T6" style:family="text">
      <style:text-properties officeooo:rsid="00097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: <text:span text:style-name="T1">Afficher le profil d’une salle</text:span></text:p>
      <text:p text:style-name="P1"/>
      <text:p text:style-name="P2">Sc<text:span text:style-name="T2">énario principal:</text:span></text:p>
      <text:p text:style-name="P2"><text:span text:style-name="T3"/></text:p>
      <text:p text:style-name="P1">Sur la page de la liste <text:span text:style-name="T5">des salles</text:span>,<text:span text:style-name="T6">qui affiche les salles par dates,</text:span> <text:span text:style-name="T5">on pourra</text:span> <text:span text:style-name="T5">cliquer sur une salle ce qui envoie </text:span>l’admin <text:span text:style-name="T5">vers une page de profil de la salle</text:span>. Le systeme fait un<text:span text:style-name="T5">e</text:span> <text:span text:style-name="T5">une requete et affiche le profil de la salle avec ces informations tels que le nom, l’adresse, le numero de telephone,la liste des collaborateurs et eleves associes a la salle.</text:span></text:p>
      <text:p text:style-name="P1"/>
      <text:p text:style-name="P1"/>
      <text:p text:style-name="P2">Sc<text:span text:style-name="T2">énario </text:span><text:span text:style-name="T4">alternatifs</text:span><text:span text:style-name="T2">:</text:span></text:p>
      <text:p text:style-name="P1"/>
      <text:p text:style-name="P3">Si l’admin change de date, le systeme fait une requete ce qui envoie les salles de la date choisi. Quand l’admin clique sur le profil, <text:s/>l’admin aura access aux informations de la salle selon la journee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03:01.191000000</meta:creation-date>
    <dc:date>2020-02-27T16:32:13.382000000</dc:date>
    <meta:editing-duration>PT8M51S</meta:editing-duration>
    <meta:editing-cycles>1</meta:editing-cycles>
    <meta:document-statistic meta:table-count="0" meta:image-count="0" meta:object-count="0" meta:page-count="1" meta:paragraph-count="5" meta:word-count="112" meta:character-count="647" meta:non-whitespace-character-count="539"/>
    <meta:generator>LibreOffice/6.1.4.2$Windows_X86_64 LibreOffice_project/9d0f32d1f0b509096fd65e0d4bec26ddd1938fd3</meta:generator>
  </office:meta>
</office:document-meta>
</file>